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icyBuilder.buildPolicy( Document doc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olicyBuilder.PolicyBuilder( AccreditableManager _accreditabl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licyBuilder.savePolicy( Policy polic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olicyBuilder.getAccreditab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icyBuilder.save( Accreditable accreditable , NamespaceHelper help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olicyBuilder.getAccreditable( String elementName , String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licyBuilder.buildPolicy(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licyBuilder.build(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